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TUS Cyberbit Basic1" svg:font-family="'TITUS Cyberbit Basic'"/>
    <style:font-face style:name="Times New Roman" svg:font-family="'Times New Roman'"/>
    <style:font-face style:name="Verdana" svg:font-family="Verdana, 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SimHei" svg:font-family="SimHei" style:font-family-generic="system" style:font-pitch="variable"/>
    <style:font-face style:name="TITUS Cyberbit Basic" svg:font-family="'TITUS Cyberbit Basi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Footnote">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style="italic"/>
    </style:style>
    <style:style style:name="fr1" style:family="graphic" style:parent-style-name="Formula">
      <style:graphic-properties style:vertical-pos="from-top" draw:ole-draw-aspect="1"/>
    </style:style>
    <style:style style:name="fr2"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Wood</text:p>
      <text:p text:style-name="P1">March 6, 2011</text:p>
      <text:p text:style-name="P1"/>
      <text:p text:style-name="P2">Linear Algebra Applications: Matrix Encryption</text:p>
      <text:p text:style-name="P3"><text:span text:style-name="T1"/></text:p>
      <text:p text:style-name="P3"><text:span text:style-name="T1"><text:tab/>In the world of data encryption, mathematical processes reign king. In order to promote secrecy, the encryption method must be very difficult to reverse-engineer, but the method must be reversible in order to make the data available for intended recipients. Mathematical processes provide a solid foundation to make both of these possible. This paper will discuss one particular application of linear algebra in cryptography, known as the Hill cipher.</text:span></text:p>
      <text:p text:style-name="P3"><text:span text:style-name="T1"><text:tab/>The Hill cipher was introduced by Lester S. Hill in 1929</text:span><text:span text:style-name="T1"><text:note text:id="ftn0" text:note-class="footnote"><text:note-citation>1</text:note-citation><text:note-body><text:p text:style-name="P4"><text:s/>Lester S. Hill, Cryptography in an Algebraic Alphabet, <text:span text:style-name="T2">The American Mathematical Monthly </text:span>Vol.36, June-July 1929, pp.306–312.</text:p></text:note-body></text:note></text:span><text:span text:style-name="T1">. This cipher makes use of a number of mathematical constructs and processes; namely, a mapping of alphabet elements to a set of numbers, a non-singular square matrix for encryption, a modulus function, and the inverse of the previous matrix for decryption. A message composed of some combination of elements of the alphabet is broken apart into </text:span>n<text:span text:style-name="T1">-length chunks where </text:span>n<text:span text:style-name="T1"> is less than the number of elements in the alphabet </text:span>k<text:span text:style-name="T1">, and mapped to their appropriate numbers to form </text:span>n<text:span text:style-name="T1">x1 column vectors. If the final column vector is not composed of a full </text:span>n<text:span text:style-name="T1"> elements, a pre-arranged alphabet member is substituted in until the vector is full. <text:s/>Each vector is then multiplied by a </text:span>n<text:span text:style-name="T1">x</text:span>n<text:span text:style-name="T1"> non-singular square matrix, which acts as the encryption matrix for this process. After this, the absolute value of each element of each column vector thus transformed by the encryption matrix is processed by a modulus function. The particular modulus value in this case is </text:span>k<text:span text:style-name="T1">, the last element of the alphabet map. This allows each element of each column vector produced to be mapped to a member of the same alphabet used in the first step.</text:span></text:p>
      <text:p text:style-name="P3"><text:span text:style-name="T1"><text:tab/>For example, assume you have the message “HAPPY PI DAY” in an alphabet composed of only </text:span><text:soft-page-break/><text:span text:style-name="T1">the capitalized letters and the space character. We assign A the value of 1, giving the space character the value of 27. We will predetermine that space characters are used as padding. <text:s/>Given the following square matrix:</text:span></text:p>
      <text:p text:style-name="P3"><text:span text:style-name="T1"><draw:frame draw:style-name="fr1" draw:name="Object1" text:anchor-type="as-char" svg:y="-0.4193in" svg:width="0.7563in" svg:height="0.5953in" draw:z-index="0"><draw:object xlink:href="./Object 1" xlink:type="simple" xlink:show="embed" xlink:actuate="onLoad"/><draw:image xlink:href="./ObjectReplacements/Object 1" xlink:type="simple" xlink:show="embed" xlink:actuate="onLoad"/></draw:frame></text:span><text:span text:style-name="T1"> we produce the column vectors </text:span><text:span text:style-name="T1"><draw:frame draw:style-name="fr2" draw:name="Object2" text:anchor-type="as-char" svg:width="0.2492in" svg:height="0.5681in" draw:z-index="1"><draw:object xlink:href="./Object 2" xlink:type="simple" xlink:show="embed" xlink:actuate="onLoad"/><draw:image xlink:href="./ObjectReplacements/Object 2" xlink:type="simple" xlink:show="embed" xlink:actuate="onLoad"/></draw:frame></text:span><text:span text:style-name="T1"><draw:frame draw:style-name="fr2" draw:name="Object3" text:anchor-type="as-char" svg:width="0.3299in" svg:height="0.5681in" draw:z-index="2"><draw:object xlink:href="./Object 3" xlink:type="simple" xlink:show="embed" xlink:actuate="onLoad"/><draw:image xlink:href="./ObjectReplacements/Object 3" xlink:type="simple" xlink:show="embed" xlink:actuate="onLoad"/></draw:frame></text:span><text:span text:style-name="T1"><draw:frame draw:style-name="fr2" draw:name="Object4" text:anchor-type="as-char" svg:width="0.3291in" svg:height="0.5681in" draw:z-index="3"><draw:object xlink:href="./Object 4" xlink:type="simple" xlink:show="embed" xlink:actuate="onLoad"/><draw:image xlink:href="./ObjectReplacements/Object 4" xlink:type="simple" xlink:show="embed" xlink:actuate="onLoad"/></draw:frame></text:span><text:span text:style-name="T1">and</text:span><text:span text:style-name="T1"><draw:frame draw:style-name="fr2" draw:name="Object5" text:anchor-type="as-char" svg:width="0.3291in" svg:height="0.5681in" draw:z-index="4"><draw:object xlink:href="./Object 5" xlink:type="simple" xlink:show="embed" xlink:actuate="onLoad"/><draw:image xlink:href="./ObjectReplacements/Object 5" xlink:type="simple" xlink:show="embed" xlink:actuate="onLoad"/></draw:frame></text:span><text:span text:style-name="T1"> modulus 27 gives</text:span></text:p>
      <text:p text:style-name="P3"><text:span text:style-name="T1"><draw:frame draw:style-name="fr2" draw:name="Object6" text:anchor-type="as-char" svg:width="0.2465in" svg:height="0.5681in" draw:z-index="5"><draw:object xlink:href="./Object 6" xlink:type="simple" xlink:show="embed" xlink:actuate="onLoad"/><draw:image xlink:href="./ObjectReplacements/Object 6" xlink:type="simple" xlink:show="embed" xlink:actuate="onLoad"/></draw:frame></text:span><text:span text:style-name="T1"><draw:frame draw:style-name="fr2" draw:name="Object7" text:anchor-type="as-char" svg:width="0.248in" svg:height="0.5681in" draw:z-index="6"><draw:object xlink:href="./Object 7" xlink:type="simple" xlink:show="embed" xlink:actuate="onLoad"/><draw:image xlink:href="./ObjectReplacements/Object 7" xlink:type="simple" xlink:show="embed" xlink:actuate="onLoad"/></draw:frame></text:span><text:span text:style-name="T1"><draw:frame draw:style-name="fr2" draw:name="Object8" text:anchor-type="as-char" svg:width="0.2472in" svg:height="0.5681in" draw:z-index="7"><draw:object xlink:href="./Object 8" xlink:type="simple" xlink:show="embed" xlink:actuate="onLoad"/><draw:image xlink:href="./ObjectReplacements/Object 8" xlink:type="simple" xlink:show="embed" xlink:actuate="onLoad"/></draw:frame></text:span><text:span text:style-name="T1">and </text:span><text:span text:style-name="T1"><draw:frame draw:style-name="fr2" draw:name="Object9" text:anchor-type="as-char" svg:width="0.25in" svg:height="0.5681in" draw:z-index="8"><draw:object xlink:href="./Object 9" xlink:type="simple" xlink:show="embed" xlink:actuate="onLoad"/><draw:image xlink:href="./ObjectReplacements/Object 9" xlink:type="simple" xlink:show="embed" xlink:actuate="onLoad"/></draw:frame></text:span><text:span text:style-name="T1"> which translates to “YDJNBJYRPCUW”.</text:span></text:p>
      <text:p text:style-name="P3"><text:span text:style-name="T1"><text:tab/>At this point, the encoded message can be transported in reasonable security to its intended recipient. That intended recipient needs to substitute the inverse of the matrix used for encryption into the exact same process used to encrypt the message, in order to produce the original decrypted message. This makes the process reversible, though it requires a knowledge of either the original encrypting matrix, or the inverse of that matrix.</text:span></text:p>
      <text:p text:style-name="P3"><text:span text:style-name="T1"><text:tab/>In the current cryptography environment, the Hill cypher is not generally considered particularly secure in and of itself. Because it is a very linear process, sufficient samples of encrypted and decrypted message pairs serve as a solvable linear system of equations that can reveal the original encryption key. However, the Hill cipher has a particularly desirable quality of providing good diffusion, or mixing of the message elements. Because of this, it is often used as part of a system of cryptographic processes, such as in the Twofish or AES encryption syst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TUS Cyberbit Basic1" svg:font-family="'TITUS Cyberbit Basic'"/>
    <style:font-face style:name="Times New Roman" svg:font-family="'Times New Roman'"/>
    <style:font-face style:name="Verdana" svg:font-family="Verdana, Ari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SimHei" svg:font-family="SimHei" style:font-family-generic="system" style:font-pitch="variable"/>
    <style:font-face style:name="TITUS Cyberbit Basic" svg:font-family="'TITUS Cyberbit Bas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Hei" style:font-size-asian="10.5pt" style:language-asian="zh" style:country-asian="CN" style:font-name-complex="TITUS Cyberbit Bas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SimHei" style:font-size-asian="14pt" style:font-name-complex="TITUS Cyberbit Basic"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ITUS Cyberbit Basic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ITUS Cyberbit Basic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TUS Cyberbit Basic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22:09:03</meta:creation-date>
    <dc:date>2011-03-07T01:55:37</dc:date>
    <meta:editing-duration>PT1H15M3S</meta:editing-duration>
    <meta:editing-cycles>2</meta:editing-cycles>
    <meta:generator>LibreOffice/3.3$Unix LibreOffice_project/330m19$Build-8</meta:generator>
    <meta:document-statistic meta:table-count="0" meta:image-count="0" meta:object-count="9" meta:page-count="2" meta:paragraph-count="11" meta:word-count="529" meta:character-count="3240"/>
  </office:meta>
</office:document-meta>
</file>

<file path=Object 1/content.xml><?xml version="1.0" encoding="utf-8"?>
<math xmlns="http://www.w3.org/1998/Math/MathML">
  <semantics>
    <mtable>
      <mtr>
        <mtd>
          <mn>1</mn>
        </mtd>
        <mtd>
          <mn>1</mn>
        </mtd>
        <mtd>
          <mn>1</mn>
        </mtd>
      </mtr>
      <mtr>
        <mtd>
          <mn>0</mn>
        </mtd>
        <mtd>
          <mrow>
            <mo stretchy="false">−</mo>
            <mn>1</mn>
          </mrow>
        </mtd>
        <mtd>
          <mn>2</mn>
        </mtd>
      </mtr>
      <mtr>
        <mtd>
          <mn>1</mn>
        </mtd>
        <mtd>
          <mn>3</mn>
        </mtd>
        <mtd>
          <mn>5</mn>
        </mtd>
      </mtr>
    </mtable>
    <annotation encoding="StarMath 5.0">matrix{1 # 1 # 1 ## 0  # -1 # 2 ## 1 # 3 # 5} </annotation>
  </semantics>
</math>
</file>

<file path=Object 2/content.xml><?xml version="1.0" encoding="utf-8"?>
<math xmlns="http://www.w3.org/1998/Math/MathML">
  <semantics>
    <mtable>
      <mtr>
        <mtd>
          <mn>25</mn>
        </mtd>
      </mtr>
      <mtr>
        <mtd>
          <mn>31</mn>
        </mtd>
      </mtr>
      <mtr>
        <mtd>
          <mn>91</mn>
        </mtd>
      </mtr>
    </mtable>
    <annotation encoding="StarMath 5.0">stack{25 # 31 # 91} </annotation>
  </semantics>
</math>
</file>

<file path=Object 3/content.xml><?xml version="1.0" encoding="utf-8"?>
<math xmlns="http://www.w3.org/1998/Math/MathML">
  <semantics>
    <mtable>
      <mtr>
        <mtd>
          <mn>68</mn>
        </mtd>
      </mtr>
      <mtr>
        <mtd>
          <mn>29</mn>
        </mtd>
      </mtr>
      <mtr>
        <mtd>
          <mn>226</mn>
        </mtd>
      </mtr>
    </mtable>
    <annotation encoding="StarMath 5.0">stack{68 # 29 # 226}</annotation>
  </semantics>
</math>
</file>

<file path=Object 4/content.xml><?xml version="1.0" encoding="utf-8"?>
<math xmlns="http://www.w3.org/1998/Math/MathML">
  <semantics>
    <mtable>
      <mtr>
        <mtd>
          <mn>52</mn>
        </mtd>
      </mtr>
      <mtr>
        <mtd>
          <mn>45</mn>
        </mtd>
      </mtr>
      <mtr>
        <mtd>
          <mn>178</mn>
        </mtd>
      </mtr>
    </mtable>
    <annotation encoding="StarMath 5.0">stack{52 # 45 # 178}</annotation>
  </semantics>
</math>
</file>

<file path=Object 5/content.xml><?xml version="1.0" encoding="utf-8"?>
<math xmlns="http://www.w3.org/1998/Math/MathML">
  <semantics>
    <mtable>
      <mtr>
        <mtd>
          <mn>30</mn>
        </mtd>
      </mtr>
      <mtr>
        <mtd>
          <mn>49</mn>
        </mtd>
      </mtr>
      <mtr>
        <mtd>
          <mn>132</mn>
        </mtd>
      </mtr>
    </mtable>
    <annotation encoding="StarMath 5.0">stack{30 # 49 # 132}</annotation>
  </semantics>
</math>
</file>

<file path=Object 6/content.xml><?xml version="1.0" encoding="utf-8"?>
<math xmlns="http://www.w3.org/1998/Math/MathML">
  <semantics>
    <mtable>
      <mtr>
        <mtd>
          <mn>25</mn>
        </mtd>
      </mtr>
      <mtr>
        <mtd>
          <mn>4</mn>
        </mtd>
      </mtr>
      <mtr>
        <mtd>
          <mn>10</mn>
        </mtd>
      </mtr>
    </mtable>
    <annotation encoding="StarMath 5.0">stack{25 # 4 # 10}</annotation>
  </semantics>
</math>
</file>

<file path=Object 7/content.xml><?xml version="1.0" encoding="utf-8"?>
<math xmlns="http://www.w3.org/1998/Math/MathML">
  <semantics>
    <mtable>
      <mtr>
        <mtd>
          <mn>14</mn>
        </mtd>
      </mtr>
      <mtr>
        <mtd>
          <mn>2</mn>
        </mtd>
      </mtr>
      <mtr>
        <mtd>
          <mn>10</mn>
        </mtd>
      </mtr>
    </mtable>
    <annotation encoding="StarMath 5.0">stack{14 # 2 # 10}</annotation>
  </semantics>
</math>
</file>

<file path=Object 8/content.xml><?xml version="1.0" encoding="utf-8"?>
<math xmlns="http://www.w3.org/1998/Math/MathML">
  <semantics>
    <mtable>
      <mtr>
        <mtd>
          <mn>25</mn>
        </mtd>
      </mtr>
      <mtr>
        <mtd>
          <mn>18</mn>
        </mtd>
      </mtr>
      <mtr>
        <mtd>
          <mn>16</mn>
        </mtd>
      </mtr>
    </mtable>
    <annotation encoding="StarMath 5.0">stack{25 # 18 # 16}</annotation>
  </semantics>
</math>
</file>

<file path=Object 9/content.xml><?xml version="1.0" encoding="utf-8"?>
<math xmlns="http://www.w3.org/1998/Math/MathML">
  <semantics>
    <mtable>
      <mtr>
        <mtd>
          <mn>3</mn>
        </mtd>
      </mtr>
      <mtr>
        <mtd>
          <mn>22</mn>
        </mtd>
      </mtr>
      <mtr>
        <mtd>
          <mn>24</mn>
        </mtd>
      </mtr>
    </mtable>
    <annotation encoding="StarMath 5.0">stack{3 # 22 # 24}</annotation>
  </semantics>
</math>
</file>